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2" style:family="paragraph" style:parent-style-name="Standard">
      <style:paragraph-properties fo:text-align="end" style:justify-single-word="false"/>
      <style:text-properties fo:language="es" fo:country="CO" officeooo:rsid="000e73f9" officeooo:paragraph-rsid="000e73f9" style:language-asian="zxx" style:country-asian="none" style:language-complex="zxx" style:country-complex="none"/>
    </style:style>
    <style:style style:name="P3" style:family="paragraph" style:parent-style-name="Standard">
      <style:text-properties fo:language="es" fo:country="CO" officeooo:rsid="000de21b" officeooo:paragraph-rsid="000de21b" style:language-asian="zxx" style:country-asian="none" style:language-complex="zxx" style:country-complex="none"/>
    </style:style>
    <style:style style:name="P4" style:family="paragraph" style:parent-style-name="Standard">
      <style:text-properties fo:language="es" fo:country="CO" officeooo:rsid="000f74cd" officeooo:paragraph-rsid="000f74cd" style:language-asian="zxx" style:country-asian="none" style:language-complex="zxx" style:country-complex="none"/>
    </style:style>
    <style:style style:name="P5" style:family="paragraph" style:parent-style-name="Standard">
      <style:text-properties fo:language="es" fo:country="CO" officeooo:rsid="000fcfc2" officeooo:paragraph-rsid="000fcfc2" style:language-asian="zxx" style:country-asian="none" style:language-complex="zxx" style:country-complex="none"/>
    </style:style>
    <style:style style:name="P6" style:family="paragraph" style:parent-style-name="Standard">
      <style:paragraph-properties fo:text-align="center" style:justify-single-word="false"/>
      <style:text-properties fo:language="es" fo:country="CO" fo:font-weight="bold" officeooo:rsid="000de21b" officeooo:paragraph-rsid="000de21b" style:language-asian="zxx" style:country-asian="none" style:font-weight-asian="bold" style:language-complex="zxx" style:country-complex="none" style:font-weight-complex="bold"/>
    </style:style>
    <style:style style:name="P7" style:family="paragraph" style:parent-style-name="Standard">
      <style:text-properties fo:language="es" fo:country="CO" fo:font-weight="bold" officeooo:rsid="000f74cd" officeooo:paragraph-rsid="000f74cd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officeooo:rsid="000f74cd"/>
    </style:style>
    <style:style style:name="T2" style:family="text">
      <style:text-properties officeooo:rsid="000fcfc2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Johan Alexis Bautista Quinayas 202214789</text:p>
      <text:p text:style-name="P2">Danny Camilo Muñoz Sanabria </text:p>
      <text:p text:style-name="P3"/>
      <text:p text:style-name="P6">Laboratorio 1: Optimización Combinatoria y Asignación de Recursos</text:p>
      <text:p text:style-name="P3"/>
      <text:p text:style-name="P3"><text:span text:style-name="T4">Problema 1:</text:span> Asignación de Tareas en un Equipo de Desarrollo Ágil</text:p>
      <text:p text:style-name="P1">Datos del problema:</text:p>
      <text:p text:style-name="P1">4 programadores, 2 semanas.</text:p>
      <text:p text:style-name="P1">24 puntos de historia por programador → 96 puntos de historia máximos.</text:p>
      <text:p text:style-name="P1"/>
      <text:p text:style-name="P1">Maximiza la suma de las prioridades de las tareas completadas sin exceder la restricción de los puntos de historia.</text:p>
      <text:p text:style-name="P1"/>
      <text:p text:style-name="P7">Modelo matemático:</text:p>
      <text:p text:style-name="P4"/>
      <text:p text:style-name="P4">Conjuntos: T = {tareas}, H = {puntos historia} &amp; P = {prioridades}</text:p>
      <text:p text:style-name="P4">Variable de <text:span text:style-name="T2">D</text:span>ecisión: xt – <text:span text:style-name="T2">binaria</text:span> <text:span text:style-name="T2">(</text:span>1 si la tarea t se realiza y 0 si no se realiza<text:span text:style-name="T2">)</text:span>.</text:p>
      <text:p text:style-name="P4"/>
      <text:p text:style-name="P5">Parámetros: Los puntos de historia Ht donde <draw:frame draw:style-name="fr1" draw:name="Object3" text:anchor-type="as-char" svg:y="-0.1492in" svg:width="0.3035in" svg:height="0.1854in" draw:z-index="2"><draw:object xlink:href="./Object 3" xlink:type="simple" xlink:show="embed" xlink:actuate="onLoad"/><draw:image xlink:href="./ObjectReplacements/Object 3" xlink:type="simple" xlink:show="embed" xlink:actuate="onLoad"/></draw:frame><text:s/>y las prioridades Pt donde <draw:frame draw:style-name="fr1" draw:name="Object4" text:anchor-type="as-char" svg:y="-0.1492in" svg:width="0.3035in" svg:height="0.185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4"/>
      <text:p text:style-name="P5">Función objetivo: <text:span text:style-name="T3">max</text:span><text:span text:style-name="T1"><draw:frame draw:style-name="fr1" draw:name="Object1" text:anchor-type="as-char" svg:y="-0.189in" svg:width="0.7055in" svg:height="0.376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"> <text:s/></text:span></text:p>
      <text:p text:style-name="P5"/>
      <text:p text:style-name="P5">Restricciones: <draw:frame draw:style-name="fr1" draw:name="Object2" text:anchor-type="as-char" svg:y="-0.1709in" svg:width="0.9236in" svg:height="0.340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"><text:s text:c="2"/></text:span></text:p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8:31:44.656961948</meta:creation-date>
    <dc:date>2024-08-18T21:36:57.624536914</dc:date>
    <meta:editing-duration>PT5M58S</meta:editing-duration>
    <meta:editing-cycles>1</meta:editing-cycles>
    <meta:generator>LibreOffice/24.2.3.2$Linux_X86_64 LibreOffice_project/420$Build-2</meta:generator>
    <meta:document-statistic meta:table-count="0" meta:image-count="0" meta:object-count="4" meta:page-count="1" meta:paragraph-count="14" meta:word-count="114" meta:character-count="709" meta:non-whitespace-character-count="600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(</mo>
        <mrow>
          <mrow>
            <mrow>
              <munder>
                <mo stretchy="false">∑</mo>
                <mrow>
                  <mi>t</mi>
                  <mo stretchy="false">∈</mo>
                  <mi>T</mi>
                </mrow>
              </munder>
              <mrow>
                <mrow>
                  <mi mathvariant="italic">xt</mi>
                  <mo stretchy="false">⋅</mo>
                  <mi mathvariant="italic">Pt</mi>
                </mrow>
              </mrow>
            </mrow>
          </mrow>
        </mrow>
        <mo fence="true" form="postfix" stretchy="true">)</mo>
      </mrow>
    </mrow>
    <annotation encoding="StarMath 5.0">left ( sum from { { t in T } } { xt cdot Pt } right )</annotation>
  </semantics>
</math>
</file>

<file path=Object 2/content.xml><?xml version="1.0" encoding="utf-8"?>
<math xmlns="http://www.w3.org/1998/Math/MathML" display="block">
  <semantics>
    <mrow>
      <mrow>
        <mrow>
          <munder>
            <mo stretchy="false">∑</mo>
            <mrow>
              <mi>t</mi>
              <mo stretchy="false">∈</mo>
              <mi>T</mi>
            </mrow>
          </munder>
          <mrow>
            <mrow>
              <mi mathvariant="italic">xt</mi>
              <mo stretchy="false">⋅</mo>
              <mi mathvariant="italic">Ht</mi>
            </mrow>
          </mrow>
        </mrow>
        <mo stretchy="false">⩽</mo>
        <mi>96</mi>
      </mrow>
    </mrow>
    <annotation encoding="StarMath 5.0">{ sum from { { t in T } } { xt cdot Ht } leslant 96 }</annotation>
  </semantics>
</math>
</file>

<file path=Object 3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

<file path=Object 4/content.xml><?xml version="1.0" encoding="utf-8"?>
<math xmlns="http://www.w3.org/1998/Math/MathML" display="block">
  <semantics>
    <mrow>
      <mrow>
        <mi>t</mi>
        <mo stretchy="false">∈</mo>
        <mi>T</mi>
      </mrow>
    </mrow>
    <annotation encoding="StarMath 5.0">{ t in T }</annotation>
  </semantics>
</math>
</file>